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filters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2">
          <table:table-cell office:value-type="string">
            <text:p>filter number</text:p>
          </table:table-cell>
          <table:table-cell office:value-type="string">
            <text:p>empty</text:p>
          </table:table-cell>
          <table:table-cell office:value-type="string">
            <text:p>full</text:p>
          </table:table-cell>
          <table:table-cell office:value-type="string">
            <text:p>eu</text:p>
          </table:table-cell>
          <table:table-cell office:value-type="string">
            <text:p>experi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3599">
            <text:p>1.3599</text:p>
          </table:table-cell>
          <table:table-cell office:value-type="float" office:value="1.3625">
            <text:p>1.3625</text:p>
          </table:table-cell>
          <table:table-cell office:value-type="float" office:value="1">
            <text:p>1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4163">
            <text:p>1.4163</text:p>
          </table:table-cell>
          <table:table-cell office:value-type="float" office:value="1.8652">
            <text:p>1.8652</text:p>
          </table:table-cell>
          <table:table-cell office:value-type="float" office:value="1">
            <text:p>1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3737">
            <text:p>1.3737</text:p>
          </table:table-cell>
          <table:table-cell office:value-type="float" office:value="1.5005">
            <text:p>1.5005</text:p>
          </table:table-cell>
          <table:table-cell office:value-type="float" office:value="1">
            <text:p>1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4198">
            <text:p>1.4198</text:p>
          </table:table-cell>
          <table:table-cell office:value-type="float" office:value="1.5084">
            <text:p>1.5084</text:p>
          </table:table-cell>
          <table:table-cell office:value-type="float" office:value="2">
            <text:p>2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3761">
            <text:p>1.3761</text:p>
          </table:table-cell>
          <table:table-cell office:value-type="float" office:value="1.963">
            <text:p>1.963</text:p>
          </table:table-cell>
          <table:table-cell office:value-type="float" office:value="2">
            <text:p>2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4184">
            <text:p>1.4184</text:p>
          </table:table-cell>
          <table:table-cell office:value-type="float" office:value="2.0779">
            <text:p>2.0779</text:p>
          </table:table-cell>
          <table:table-cell office:value-type="float" office:value="4">
            <text:p>4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.3696">
            <text:p>1.3696</text:p>
          </table:table-cell>
          <table:table-cell office:value-type="float" office:value="2.0514">
            <text:p>2.0514</text:p>
          </table:table-cell>
          <table:table-cell office:value-type="float" office:value="4">
            <text:p>4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4126">
            <text:p>1.4126</text:p>
          </table:table-cell>
          <table:table-cell office:value-type="float" office:value="2.1025">
            <text:p>2.1025</text:p>
          </table:table-cell>
          <table:table-cell office:value-type="float" office:value="5">
            <text:p>5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3763">
            <text:p>1.3763</text:p>
          </table:table-cell>
          <table:table-cell office:value-type="float" office:value="1.5119">
            <text:p>1.5119</text:p>
          </table:table-cell>
          <table:table-cell office:value-type="float" office:value="5">
            <text:p>5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4181">
            <text:p>1.4181</text:p>
          </table:table-cell>
          <table:table-cell office:value-type="float" office:value="1.7161">
            <text:p>1.7161</text:p>
          </table:table-cell>
          <table:table-cell office:value-type="float" office:value="7">
            <text:p>7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365">
            <text:p>1.365</text:p>
          </table:table-cell>
          <table:table-cell office:value-type="float" office:value="1.4791">
            <text:p>1.4791</text:p>
          </table:table-cell>
          <table:table-cell office:value-type="float" office:value="7">
            <text:p>7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4112">
            <text:p>1.4112</text:p>
          </table:table-cell>
          <table:table-cell office:value-type="float" office:value="1.8243">
            <text:p>1.8243</text:p>
          </table:table-cell>
          <table:table-cell office:value-type="float" office:value="8">
            <text:p>8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.3685">
            <text:p>1.3685</text:p>
          </table:table-cell>
          <table:table-cell office:value-type="float" office:value="1.3946">
            <text:p>1.3946</text:p>
          </table:table-cell>
          <table:table-cell office:value-type="float" office:value="8">
            <text:p>8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.4116">
            <text:p>1.4116</text:p>
          </table:table-cell>
          <table:table-cell office:value-type="float" office:value="1.995">
            <text:p>1.995</text:p>
          </table:table-cell>
          <table:table-cell office:value-type="float" office:value="10">
            <text:p>10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.3688">
            <text:p>1.3688</text:p>
          </table:table-cell>
          <table:table-cell office:value-type="float" office:value="1.3901">
            <text:p>1.3901</text:p>
          </table:table-cell>
          <table:table-cell office:value-type="float" office:value="10">
            <text:p>10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4288">
            <text:p>1.4288</text:p>
          </table:table-cell>
          <table:table-cell office:value-type="float" office:value="1.635">
            <text:p>1.635</text:p>
          </table:table-cell>
          <table:table-cell office:value-type="float" office:value="15">
            <text:p>15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.3603">
            <text:p>1.3603</text:p>
          </table:table-cell>
          <table:table-cell office:value-type="float" office:value="1.6979">
            <text:p>1.6979</text:p>
          </table:table-cell>
          <table:table-cell office:value-type="float" office:value="15">
            <text:p>15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.4286">
            <text:p>1.4286</text:p>
          </table:table-cell>
          <table:table-cell office:value-type="float" office:value="1.4705">
            <text:p>1.4705</text:p>
          </table:table-cell>
          <table:table-cell office:value-type="float" office:value="15">
            <text:p>15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.3646">
            <text:p>1.3646</text:p>
          </table:table-cell>
          <table:table-cell office:value-type="float" office:value="1.5385">
            <text:p>1.5385</text:p>
          </table:table-cell>
          <table:table-cell office:value-type="float" office:value="3">
            <text:p>3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.4243">
            <text:p>1.4243</text:p>
          </table:table-cell>
          <table:table-cell office:value-type="float" office:value="1.447">
            <text:p>1.447</text:p>
          </table:table-cell>
          <table:table-cell office:value-type="float" office:value="3">
            <text:p>3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.3657">
            <text:p>1.3657</text:p>
          </table:table-cell>
          <table:table-cell office:value-type="float" office:value="1.7951">
            <text:p>1.7951</text:p>
          </table:table-cell>
          <table:table-cell office:value-type="float" office:value="6">
            <text:p>6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.4074">
            <text:p>1.4074</text:p>
          </table:table-cell>
          <table:table-cell office:value-type="float" office:value="1.4776">
            <text:p>1.4776</text:p>
          </table:table-cell>
          <table:table-cell office:value-type="float" office:value="6">
            <text:p>6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.3663">
            <text:p>1.3663</text:p>
          </table:table-cell>
          <table:table-cell office:value-type="float" office:value="1.8299">
            <text:p>1.8299</text:p>
          </table:table-cell>
          <table:table-cell office:value-type="float" office:value="9">
            <text:p>9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.4192">
            <text:p>1.4192</text:p>
          </table:table-cell>
          <table:table-cell office:value-type="float" office:value="1.6791">
            <text:p>1.6791</text:p>
          </table:table-cell>
          <table:table-cell office:value-type="float" office:value="11">
            <text:p>11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.3943">
            <text:p>1.3943</text:p>
          </table:table-cell>
          <table:table-cell office:value-type="float" office:value="1.7712">
            <text:p>1.7712</text:p>
          </table:table-cell>
          <table:table-cell office:value-type="float" office:value="12">
            <text:p>12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.462">
            <text:p>1.462</text:p>
          </table:table-cell>
          <table:table-cell office:value-type="float" office:value="1.974">
            <text:p>1.974</text:p>
          </table:table-cell>
          <table:table-cell office:value-type="float" office:value="13">
            <text:p>13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.3746">
            <text:p>1.3746</text:p>
          </table:table-cell>
          <table:table-cell office:value-type="float" office:value="1.4146">
            <text:p>1.4146</text:p>
          </table:table-cell>
          <table:table-cell office:value-type="float" office:value="13">
            <text:p>13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.4285">
            <text:p>1.4285</text:p>
          </table:table-cell>
          <table:table-cell office:value-type="float" office:value="1.9527">
            <text:p>1.9527</text:p>
          </table:table-cell>
          <table:table-cell office:value-type="float" office:value="14">
            <text:p>14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.3807">
            <text:p>1.3807</text:p>
          </table:table-cell>
          <table:table-cell office:value-type="float" office:value="1.4413">
            <text:p>1.4413</text:p>
          </table:table-cell>
          <table:table-cell office:value-type="float" office:value="14">
            <text:p>14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4233">
            <text:p>1.4233</text:p>
          </table:table-cell>
          <table:table-cell office:value-type="float" office:value="1.4731">
            <text:p>1.4731</text:p>
          </table:table-cell>
          <table:table-cell office:value-type="float" office:value="16">
            <text:p>16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.4205">
            <text:p>1.4205</text:p>
          </table:table-cell>
          <table:table-cell office:value-type="float" office:value="1.8095">
            <text:p>1.8095</text:p>
          </table:table-cell>
          <table:table-cell office:value-type="float" office:value="16">
            <text:p>16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3713">
            <text:p>1.3713</text:p>
          </table:table-cell>
          <table:table-cell office:value-type="float" office:value="1.3302">
            <text:p>1.3302</text:p>
          </table:table-cell>
          <table:table-cell office:value-type="string">
            <text:p>lxl4.1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NA</text:p>
          </table:table-cell>
          <table:table-cell office:value-type="float" office:value="1.4014">
            <text:p>1.4014</text:p>
          </table:table-cell>
          <table:table-cell office:value-type="string">
            <text:p>lxl4.2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.3903">
            <text:p>1.3903</text:p>
          </table:table-cell>
          <table:table-cell office:value-type="float" office:value="1.3577">
            <text:p>1.3577</text:p>
          </table:table-cell>
          <table:table-cell office:value-type="string">
            <text:p>lxl4.3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.425">
            <text:p>1.425</text:p>
          </table:table-cell>
          <table:table-cell office:value-type="float" office:value="1.4407">
            <text:p>1.4407</text:p>
          </table:table-cell>
          <table:table-cell office:value-type="string">
            <text:p>lxl4.4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.3903">
            <text:p>1.3903</text:p>
          </table:table-cell>
          <table:table-cell office:value-type="float" office:value="1.4038">
            <text:p>1.4038</text:p>
          </table:table-cell>
          <table:table-cell office:value-type="string">
            <text:p>lxl4.5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.4269">
            <text:p>1.4269</text:p>
          </table:table-cell>
          <table:table-cell office:value-type="float" office:value="1.4944">
            <text:p>1.4944</text:p>
          </table:table-cell>
          <table:table-cell office:value-type="string">
            <text:p>lxl4.6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.3629">
            <text:p>1.3629</text:p>
          </table:table-cell>
          <table:table-cell office:value-type="float" office:value="1.3772">
            <text:p>1.3772</text:p>
          </table:table-cell>
          <table:table-cell office:value-type="string">
            <text:p>lxl4.7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.401">
            <text:p>1.401</text:p>
          </table:table-cell>
          <table:table-cell office:value-type="float" office:value="1.3774">
            <text:p>1.3774</text:p>
          </table:table-cell>
          <table:table-cell office:value-type="string">
            <text:p>lxl4.8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.3568">
            <text:p>1.3568</text:p>
          </table:table-cell>
          <table:table-cell office:value-type="float" office:value="1.3348">
            <text:p>1.3348</text:p>
          </table:table-cell>
          <table:table-cell office:value-type="string">
            <text:p>lxl4.9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.3841">
            <text:p>1.3841</text:p>
          </table:table-cell>
          <table:table-cell office:value-type="float" office:value="1.3561">
            <text:p>1.3561</text:p>
          </table:table-cell>
          <table:table-cell office:value-type="string">
            <text:p>lxl4.9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.4183">
            <text:p>1.4183</text:p>
          </table:table-cell>
          <table:table-cell office:value-type="float" office:value="1.6759">
            <text:p>1.6759</text:p>
          </table:table-cell>
          <table:table-cell office:value-type="string">
            <text:p>lxl4.10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.3457">
            <text:p>1.3457</text:p>
          </table:table-cell>
          <table:table-cell office:value-type="float" office:value="1.6966">
            <text:p>1.6966</text:p>
          </table:table-cell>
          <table:table-cell office:value-type="string">
            <text:p>lxl4.11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.3868">
            <text:p>1.3868</text:p>
          </table:table-cell>
          <table:table-cell office:value-type="float" office:value="1.4371">
            <text:p>1.4371</text:p>
          </table:table-cell>
          <table:table-cell office:value-type="string">
            <text:p>lxl4.12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.356">
            <text:p>1.356</text:p>
          </table:table-cell>
          <table:table-cell office:value-type="float" office:value="1.5148">
            <text:p>1.5148</text:p>
          </table:table-cell>
          <table:table-cell office:value-type="string">
            <text:p>lxl4.14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.4182">
            <text:p>1.4182</text:p>
          </table:table-cell>
          <table:table-cell office:value-type="float" office:value="1.7575">
            <text:p>1.7575</text:p>
          </table:table-cell>
          <table:table-cell office:value-type="string">
            <text:p>lxl4.15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.3611">
            <text:p>1.3611</text:p>
          </table:table-cell>
          <table:table-cell office:value-type="float" office:value="1.537">
            <text:p>1.537</text:p>
          </table:table-cell>
          <table:table-cell office:value-type="string">
            <text:p>lxl4.13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.414">
            <text:p>1.414</text:p>
          </table:table-cell>
          <table:table-cell office:value-type="float" office:value="1.6389">
            <text:p>1.6389</text:p>
          </table:table-cell>
          <table:table-cell office:value-type="string">
            <text:p>lxl4.16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.3659">
            <text:p>1.3659</text:p>
          </table:table-cell>
          <table:table-cell office:value-type="float" office:value="1.3686">
            <text:p>1.3686</text:p>
          </table:table-cell>
          <table:table-cell office:value-type="string">
            <text:p>lxl4.17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.3927">
            <text:p>1.3927</text:p>
          </table:table-cell>
          <table:table-cell office:value-type="float" office:value="1.4439">
            <text:p>1.4439</text:p>
          </table:table-cell>
          <table:table-cell office:value-type="string">
            <text:p>lxl4.18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.3548">
            <text:p>1.3548</text:p>
          </table:table-cell>
          <table:table-cell office:value-type="float" office:value="1.3911">
            <text:p>1.3911</text:p>
          </table:table-cell>
          <table:table-cell office:value-type="string">
            <text:p>lxl4.19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.4172">
            <text:p>1.4172</text:p>
          </table:table-cell>
          <table:table-cell office:value-type="float" office:value="1.5474">
            <text:p>1.5474</text:p>
          </table:table-cell>
          <table:table-cell office:value-type="string">
            <text:p>lxl4.20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.3591">
            <text:p>1.3591</text:p>
          </table:table-cell>
          <table:table-cell office:value-type="float" office:value="1.5733">
            <text:p>1.5733</text:p>
          </table:table-cell>
          <table:table-cell office:value-type="string">
            <text:p>lxl4.top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.3907">
            <text:p>1.3907</text:p>
          </table:table-cell>
          <table:table-cell office:value-type="float" office:value="1.4574">
            <text:p>1.4574</text:p>
          </table:table-cell>
          <table:table-cell office:value-type="string">
            <text:p>lxl5.1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.3603">
            <text:p>1.3603</text:p>
          </table:table-cell>
          <table:table-cell office:value-type="float" office:value="1.4255">
            <text:p>1.4255</text:p>
          </table:table-cell>
          <table:table-cell office:value-type="string">
            <text:p>lxl5.2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.3793">
            <text:p>1.3793</text:p>
          </table:table-cell>
          <table:table-cell office:value-type="float" office:value="1.443">
            <text:p>1.443</text:p>
          </table:table-cell>
          <table:table-cell office:value-type="string">
            <text:p>lxl5.3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.3696">
            <text:p>1.3696</text:p>
          </table:table-cell>
          <table:table-cell office:value-type="float" office:value="1.4025">
            <text:p>1.4025</text:p>
          </table:table-cell>
          <table:table-cell office:value-type="string">
            <text:p>lxl5.4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.3886">
            <text:p>1.3886</text:p>
          </table:table-cell>
          <table:table-cell office:value-type="float" office:value="1.4125">
            <text:p>1.4125</text:p>
          </table:table-cell>
          <table:table-cell office:value-type="string">
            <text:p>lxl5.5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.3763">
            <text:p>1.3763</text:p>
          </table:table-cell>
          <table:table-cell office:value-type="float" office:value="1.465">
            <text:p>1.465</text:p>
          </table:table-cell>
          <table:table-cell office:value-type="string">
            <text:p>lxl5.6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.3886">
            <text:p>1.3886</text:p>
          </table:table-cell>
          <table:table-cell office:value-type="float" office:value="1.4383">
            <text:p>1.4383</text:p>
          </table:table-cell>
          <table:table-cell office:value-type="string">
            <text:p>lxl5.7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.3726">
            <text:p>1.3726</text:p>
          </table:table-cell>
          <table:table-cell office:value-type="float" office:value="1.4175">
            <text:p>1.4175</text:p>
          </table:table-cell>
          <table:table-cell office:value-type="string">
            <text:p>lxl5.8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.4033">
            <text:p>1.4033</text:p>
          </table:table-cell>
          <table:table-cell office:value-type="float" office:value="1.4594">
            <text:p>1.4594</text:p>
          </table:table-cell>
          <table:table-cell office:value-type="string">
            <text:p>lxl5.9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.351">
            <text:p>1.351</text:p>
          </table:table-cell>
          <table:table-cell office:value-type="float" office:value="1.3799">
            <text:p>1.3799</text:p>
          </table:table-cell>
          <table:table-cell office:value-type="string">
            <text:p>lxl5.10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411">
            <text:p>1.411</text:p>
          </table:table-cell>
          <table:table-cell office:value-type="float" office:value="1.4588">
            <text:p>1.4588</text:p>
          </table:table-cell>
          <table:table-cell office:value-type="string">
            <text:p>lxl5.11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.35">
            <text:p>1.35</text:p>
          </table:table-cell>
          <table:table-cell office:value-type="float" office:value="1.3866">
            <text:p>1.3866</text:p>
          </table:table-cell>
          <table:table-cell office:value-type="string">
            <text:p>lxl5.12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.4043">
            <text:p>1.4043</text:p>
          </table:table-cell>
          <table:table-cell office:value-type="float" office:value="1.4344">
            <text:p>1.4344</text:p>
          </table:table-cell>
          <table:table-cell office:value-type="string">
            <text:p>lxl5.13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.3467">
            <text:p>1.3467</text:p>
          </table:table-cell>
          <table:table-cell office:value-type="float" office:value="1.3673">
            <text:p>1.3673</text:p>
          </table:table-cell>
          <table:table-cell office:value-type="string">
            <text:p>lxl5.14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.3984">
            <text:p>1.3984</text:p>
          </table:table-cell>
          <table:table-cell office:value-type="float" office:value="1.4197">
            <text:p>1.4197</text:p>
          </table:table-cell>
          <table:table-cell office:value-type="string">
            <text:p>lxl5.15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.3869">
            <text:p>1.3869</text:p>
          </table:table-cell>
          <table:table-cell office:value-type="float" office:value="1.4955">
            <text:p>1.4955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.3814">
            <text:p>1.3814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.3822">
            <text:p>1.3822</text:p>
          </table:table-cell>
          <table:table-cell office:value-type="float" office:value="1.4951">
            <text:p>1.4951</text:p>
          </table:table-cell>
          <table:table-cell office:value-type="string">
            <text:p>lxl6.12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.371">
            <text:p>1.371</text:p>
          </table:table-cell>
          <table:table-cell office:value-type="float" office:value="1.403">
            <text:p>1.403</text:p>
          </table:table-cell>
          <table:table-cell office:value-type="string">
            <text:p>lxl6.11</text:p>
          </table:table-cell>
          <table:table-cell office:value-type="string">
            <text:p>lxl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1.3788">
            <text:p>1.3788</text:p>
          </table:table-cell>
          <table:table-cell office:value-type="float" office:value="1.4424">
            <text:p>1.4424</text:p>
          </table:table-cell>
          <table:table-cell office:value-type="string">
            <text:p>lxl6.btm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.3643">
            <text:p>1.3643</text:p>
          </table:table-cell>
          <table:table-cell office:value-type="float" office:value="1.4172">
            <text:p>1.4172</text:p>
          </table:table-cell>
          <table:table-cell office:value-type="string">
            <text:p>lxl6.1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.3725">
            <text:p>1.3725</text:p>
          </table:table-cell>
          <table:table-cell office:value-type="float" office:value="1.4381">
            <text:p>1.4381</text:p>
          </table:table-cell>
          <table:table-cell office:value-type="string">
            <text:p>lxl6.2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.3767">
            <text:p>1.3767</text:p>
          </table:table-cell>
          <table:table-cell office:value-type="float" office:value="1.4388">
            <text:p>1.4388</text:p>
          </table:table-cell>
          <table:table-cell office:value-type="string">
            <text:p>lxl6.3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.3575">
            <text:p>1.3575</text:p>
          </table:table-cell>
          <table:table-cell office:value-type="float" office:value="1.4186">
            <text:p>1.4186</text:p>
          </table:table-cell>
          <table:table-cell office:value-type="string">
            <text:p>lxl6.4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.3609">
            <text:p>1.3609</text:p>
          </table:table-cell>
          <table:table-cell office:value-type="float" office:value="1.4271">
            <text:p>1.4271</text:p>
          </table:table-cell>
          <table:table-cell office:value-type="string">
            <text:p>lxl6.5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.3646">
            <text:p>1.3646</text:p>
          </table:table-cell>
          <table:table-cell office:value-type="float" office:value="1.4522">
            <text:p>1.4522</text:p>
          </table:table-cell>
          <table:table-cell office:value-type="string">
            <text:p>lxl6.6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.3536">
            <text:p>1.3536</text:p>
          </table:table-cell>
          <table:table-cell office:value-type="float" office:value="1.4121">
            <text:p>1.4121</text:p>
          </table:table-cell>
          <table:table-cell office:value-type="string">
            <text:p>lxl6.5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.3676">
            <text:p>1.3676</text:p>
          </table:table-cell>
          <table:table-cell office:value-type="float" office:value="1.4594">
            <text:p>1.4594</text:p>
          </table:table-cell>
          <table:table-cell office:value-type="string">
            <text:p>lxl6.7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.3506">
            <text:p>1.3506</text:p>
          </table:table-cell>
          <table:table-cell office:value-type="float" office:value="1.398">
            <text:p>1.398</text:p>
          </table:table-cell>
          <table:table-cell office:value-type="string">
            <text:p>lxl6.8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.402">
            <text:p>1.402</text:p>
          </table:table-cell>
          <table:table-cell office:value-type="float" office:value="1.4398">
            <text:p>1.4398</text:p>
          </table:table-cell>
          <table:table-cell office:value-type="string">
            <text:p>lxl6.9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.353">
            <text:p>1.353</text:p>
          </table:table-cell>
          <table:table-cell office:value-type="float" office:value="1.397">
            <text:p>1.397</text:p>
          </table:table-cell>
          <table:table-cell office:value-type="string">
            <text:p>lxl6.10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.3934">
            <text:p>1.3934</text:p>
          </table:table-cell>
          <table:table-cell office:value-type="float" office:value="1.4561">
            <text:p>1.4561</text:p>
          </table:table-cell>
          <table:table-cell office:value-type="string">
            <text:p>lxl6.13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.3702">
            <text:p>1.3702</text:p>
          </table:table-cell>
          <table:table-cell office:value-type="float" office:value="1.4633">
            <text:p>1.4633</text:p>
          </table:table-cell>
          <table:table-cell office:value-type="string">
            <text:p>lxl6.14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.3752">
            <text:p>1.3752</text:p>
          </table:table-cell>
          <table:table-cell office:value-type="float" office:value="1.5329">
            <text:p>1.5329</text:p>
          </table:table-cell>
          <table:table-cell office:value-type="string">
            <text:p>lxl6.15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.3703">
            <text:p>1.3703</text:p>
          </table:table-cell>
          <table:table-cell office:value-type="float" office:value="1.4">
            <text:p>1.4</text:p>
          </table:table-cell>
          <table:table-cell office:value-type="string">
            <text:p>lxl6.16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.3881">
            <text:p>1.3881</text:p>
          </table:table-cell>
          <table:table-cell office:value-type="float" office:value="1.4297">
            <text:p>1.4297</text:p>
          </table:table-cell>
          <table:table-cell office:value-type="string">
            <text:p>lxl6.12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.368">
            <text:p>1.368</text:p>
          </table:table-cell>
          <table:table-cell office:value-type="float" office:value="1.3769">
            <text:p>1.3769</text:p>
          </table:table-cell>
          <table:table-cell office:value-type="string">
            <text:p>lxl6.17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.3761">
            <text:p>1.3761</text:p>
          </table:table-cell>
          <table:table-cell office:value-type="float" office:value="1.3976">
            <text:p>1.3976</text:p>
          </table:table-cell>
          <table:table-cell office:value-type="string">
            <text:p>lxl6.12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.3516">
            <text:p>1.3516</text:p>
          </table:table-cell>
          <table:table-cell office:value-type="float" office:value="1.3902">
            <text:p>1.3902</text:p>
          </table:table-cell>
          <table:table-cell office:value-type="string">
            <text:p>lxl6.10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.4004">
            <text:p>1.4004</text:p>
          </table:table-cell>
          <table:table-cell office:value-type="float" office:value="1.432">
            <text:p>1.432</text:p>
          </table:table-cell>
          <table:table-cell office:value-type="string">
            <text:p>lxl6.8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.3732">
            <text:p>1.3732</text:p>
          </table:table-cell>
          <table:table-cell office:value-type="float" office:value="1.3575">
            <text:p>1.3575</text:p>
          </table:table-cell>
          <table:table-cell office:value-type="string">
            <text:p>lxl6.9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.4089">
            <text:p>1.4089</text:p>
          </table:table-cell>
          <table:table-cell office:value-type="float" office:value="1.4057">
            <text:p>1.4057</text:p>
          </table:table-cell>
          <table:table-cell office:value-type="string">
            <text:p>lxl6.7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3889">
            <text:p>1.3889</text:p>
          </table:table-cell>
          <table:table-cell office:value-type="float" office:value="1.4136">
            <text:p>1.4136</text:p>
          </table:table-cell>
          <table:table-cell office:value-type="string">
            <text:p>lxl6.18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.3916">
            <text:p>1.3916</text:p>
          </table:table-cell>
          <table:table-cell office:value-type="float" office:value="1.4359">
            <text:p>1.4359</text:p>
          </table:table-cell>
          <table:table-cell office:value-type="string">
            <text:p>lxl6.top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.3686">
            <text:p>1.3686</text:p>
          </table:table-cell>
          <table:table-cell office:value-type="float" office:value="1.6052">
            <text:p>1.6052</text:p>
          </table:table-cell>
          <table:table-cell office:value-type="float" office:value="17">
            <text:p>17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.3899">
            <text:p>1.3899</text:p>
          </table:table-cell>
          <table:table-cell office:value-type="float" office:value="1.6657">
            <text:p>1.6657</text:p>
          </table:table-cell>
          <table:table-cell office:value-type="float" office:value="17">
            <text:p>17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.3854">
            <text:p>1.3854</text:p>
          </table:table-cell>
          <table:table-cell office:value-type="float" office:value="1.5814">
            <text:p>1.5814</text:p>
          </table:table-cell>
          <table:table-cell office:value-type="float" office:value="18">
            <text:p>18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.3866">
            <text:p>1.3866</text:p>
          </table:table-cell>
          <table:table-cell office:value-type="float" office:value="1.9687">
            <text:p>1.9687</text:p>
          </table:table-cell>
          <table:table-cell office:value-type="float" office:value="18">
            <text:p>18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.4038">
            <text:p>1.4038</text:p>
          </table:table-cell>
          <table:table-cell office:value-type="float" office:value="1.9916">
            <text:p>1.9916</text:p>
          </table:table-cell>
          <table:table-cell office:value-type="float" office:value="19">
            <text:p>19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.374">
            <text:p>1.374</text:p>
          </table:table-cell>
          <table:table-cell office:value-type="float" office:value="1.4411">
            <text:p>1.4411</text:p>
          </table:table-cell>
          <table:table-cell office:value-type="float" office:value="19">
            <text:p>19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.4243">
            <text:p>1.4243</text:p>
          </table:table-cell>
          <table:table-cell office:value-type="float" office:value="1.6128">
            <text:p>1.6128</text:p>
          </table:table-cell>
          <table:table-cell office:value-type="float" office:value="20">
            <text:p>20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.3614">
            <text:p>1.3614</text:p>
          </table:table-cell>
          <table:table-cell office:value-type="float" office:value="1.5938">
            <text:p>1.5938</text:p>
          </table:table-cell>
          <table:table-cell office:value-type="float" office:value="20">
            <text:p>20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.4144">
            <text:p>1.4144</text:p>
          </table:table-cell>
          <table:table-cell office:value-type="float" office:value="1.7545">
            <text:p>1.7545</text:p>
          </table:table-cell>
          <table:table-cell office:value-type="float" office:value="22">
            <text:p>22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.339">
            <text:p>1.339</text:p>
          </table:table-cell>
          <table:table-cell office:value-type="float" office:value="1.6673">
            <text:p>1.6673</text:p>
          </table:table-cell>
          <table:table-cell office:value-type="float" office:value="22">
            <text:p>22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.4111">
            <text:p>1.4111</text:p>
          </table:table-cell>
          <table:table-cell office:value-type="float" office:value="1.502">
            <text:p>1.502</text:p>
          </table:table-cell>
          <table:table-cell office:value-type="float" office:value="23">
            <text:p>23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.3555">
            <text:p>1.3555</text:p>
          </table:table-cell>
          <table:table-cell office:value-type="float" office:value="1.6015">
            <text:p>1.6015</text:p>
          </table:table-cell>
          <table:table-cell office:value-type="float" office:value="23">
            <text:p>23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.4077">
            <text:p>1.4077</text:p>
          </table:table-cell>
          <table:table-cell office:value-type="float" office:value="1.5223">
            <text:p>1.5223</text:p>
          </table:table-cell>
          <table:table-cell office:value-type="float" office:value="23">
            <text:p>23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.3711">
            <text:p>1.3711</text:p>
          </table:table-cell>
          <table:table-cell office:value-type="float" office:value="1.596">
            <text:p>1.596</text:p>
          </table:table-cell>
          <table:table-cell office:value-type="float" office:value="24">
            <text:p>24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.4159">
            <text:p>1.4159</text:p>
          </table:table-cell>
          <table:table-cell office:value-type="float" office:value="1.7253">
            <text:p>1.7253</text:p>
          </table:table-cell>
          <table:table-cell office:value-type="float" office:value="24">
            <text:p>24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.3801">
            <text:p>1.3801</text:p>
          </table:table-cell>
          <table:table-cell office:value-type="float" office:value="1.4452">
            <text:p>1.4452</text:p>
          </table:table-cell>
          <table:table-cell office:value-type="float" office:value="25">
            <text:p>25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.4333">
            <text:p>1.4333</text:p>
          </table:table-cell>
          <table:table-cell office:value-type="float" office:value="1.5453">
            <text:p>1.5453</text:p>
          </table:table-cell>
          <table:table-cell office:value-type="float" office:value="25">
            <text:p>25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.3953">
            <text:p>1.3953</text:p>
          </table:table-cell>
          <table:table-cell office:value-type="float" office:value="1.6018">
            <text:p>1.6018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.4254">
            <text:p>1.4254</text:p>
          </table:table-cell>
          <table:table-cell office:value-type="float" office:value="1.624">
            <text:p>1.624</text:p>
          </table:table-cell>
          <table:table-cell office:value-type="float" office:value="21">
            <text:p>21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.3767">
            <text:p>1.3767</text:p>
          </table:table-cell>
          <table:table-cell office:value-type="float" office:value="1.7055">
            <text:p>1.7055</text:p>
          </table:table-cell>
          <table:table-cell office:value-type="float" office:value="26">
            <text:p>26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.4102">
            <text:p>1.4102</text:p>
          </table:table-cell>
          <table:table-cell office:value-type="float" office:value="1.4725">
            <text:p>1.4725</text:p>
          </table:table-cell>
          <table:table-cell office:value-type="float" office:value="26">
            <text:p>26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.3559">
            <text:p>1.3559</text:p>
          </table:table-cell>
          <table:table-cell office:value-type="float" office:value="1.5801">
            <text:p>1.5801</text:p>
          </table:table-cell>
          <table:table-cell office:value-type="float" office:value="26">
            <text:p>26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.4041">
            <text:p>1.4041</text:p>
          </table:table-cell>
          <table:table-cell office:value-type="float" office:value="1.5719">
            <text:p>1.5719</text:p>
          </table:table-cell>
          <table:table-cell office:value-type="float" office:value="27">
            <text:p>27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.4057">
            <text:p>1.4057</text:p>
          </table:table-cell>
          <table:table-cell office:value-type="float" office:value="1.496">
            <text:p>1.496</text:p>
          </table:table-cell>
          <table:table-cell office:value-type="float" office:value="27">
            <text:p>27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.3892">
            <text:p>1.3892</text:p>
          </table:table-cell>
          <table:table-cell office:value-type="float" office:value="1.5172">
            <text:p>1.5172</text:p>
          </table:table-cell>
          <table:table-cell office:value-type="float" office:value="27">
            <text:p>27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.3964">
            <text:p>1.3964</text:p>
          </table:table-cell>
          <table:table-cell office:value-type="float" office:value="1.4717">
            <text:p>1.4717</text:p>
          </table:table-cell>
          <table:table-cell office:value-type="float" office:value="29">
            <text:p>29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.3625">
            <text:p>1.3625</text:p>
          </table:table-cell>
          <table:table-cell office:value-type="float" office:value="2.5213">
            <text:p>2.5213</text:p>
          </table:table-cell>
          <table:table-cell office:value-type="float" office:value="29">
            <text:p>29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.3318">
            <text:p>1.3318</text:p>
          </table:table-cell>
          <table:table-cell office:value-type="float" office:value="1.476">
            <text:p>1.476</text:p>
          </table:table-cell>
          <table:table-cell office:value-type="float" office:value="29">
            <text:p>29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.3681">
            <text:p>1.3681</text:p>
          </table:table-cell>
          <table:table-cell office:value-type="float" office:value="1.505">
            <text:p>1.505</text:p>
          </table:table-cell>
          <table:table-cell office:value-type="float" office:value="29">
            <text:p>29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.349">
            <text:p>1.349</text:p>
          </table:table-cell>
          <table:table-cell office:value-type="float" office:value="1.4134">
            <text:p>1.4134</text:p>
          </table:table-cell>
          <table:table-cell office:value-type="float" office:value="31">
            <text:p>31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.3825">
            <text:p>1.3825</text:p>
          </table:table-cell>
          <table:table-cell office:value-type="float" office:value="1.452">
            <text:p>1.452</text:p>
          </table:table-cell>
          <table:table-cell office:value-type="float" office:value="31">
            <text:p>31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.3633">
            <text:p>1.3633</text:p>
          </table:table-cell>
          <table:table-cell office:value-type="float" office:value="1.4699">
            <text:p>1.4699</text:p>
          </table:table-cell>
          <table:table-cell office:value-type="float" office:value="31">
            <text:p>31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.3571">
            <text:p>1.3571</text:p>
          </table:table-cell>
          <table:table-cell office:value-type="float" office:value="1.813">
            <text:p>1.813</text:p>
          </table:table-cell>
          <table:table-cell office:value-type="float" office:value="31">
            <text:p>31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.3493">
            <text:p>1.3493</text:p>
          </table:table-cell>
          <table:table-cell office:value-type="float" office:value="1.6334">
            <text:p>1.6334</text:p>
          </table:table-cell>
          <table:table-cell office:value-type="float" office:value="33">
            <text:p>33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.3827">
            <text:p>1.3827</text:p>
          </table:table-cell>
          <table:table-cell office:value-type="float" office:value="1.5161">
            <text:p>1.5161</text:p>
          </table:table-cell>
          <table:table-cell office:value-type="float" office:value="33">
            <text:p>33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.3547">
            <text:p>1.3547</text:p>
          </table:table-cell>
          <table:table-cell office:value-type="float" office:value="1.5423">
            <text:p>1.5423</text:p>
          </table:table-cell>
          <table:table-cell office:value-type="float" office:value="33">
            <text:p>33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.3534">
            <text:p>1.3534</text:p>
          </table:table-cell>
          <table:table-cell office:value-type="float" office:value="1.6511">
            <text:p>1.6511</text:p>
          </table:table-cell>
          <table:table-cell office:value-type="float" office:value="32">
            <text:p>32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.3445">
            <text:p>1.3445</text:p>
          </table:table-cell>
          <table:table-cell office:value-type="float" office:value="1.5556">
            <text:p>1.5556</text:p>
          </table:table-cell>
          <table:table-cell office:value-type="float" office:value="32">
            <text:p>32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.36">
            <text:p>1.36</text:p>
          </table:table-cell>
          <table:table-cell office:value-type="float" office:value="1.4443">
            <text:p>1.4443</text:p>
          </table:table-cell>
          <table:table-cell office:value-type="float" office:value="32">
            <text:p>32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.341">
            <text:p>1.341</text:p>
          </table:table-cell>
          <table:table-cell office:value-type="float" office:value="1.8063">
            <text:p>1.8063</text:p>
          </table:table-cell>
          <table:table-cell office:value-type="float" office:value="28">
            <text:p>28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.3721">
            <text:p>1.3721</text:p>
          </table:table-cell>
          <table:table-cell office:value-type="float" office:value="1.5147">
            <text:p>1.5147</text:p>
          </table:table-cell>
          <table:table-cell office:value-type="float" office:value="28">
            <text:p>28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.3516">
            <text:p>1.3516</text:p>
          </table:table-cell>
          <table:table-cell office:value-type="float" office:value="1.5032">
            <text:p>1.5032</text:p>
          </table:table-cell>
          <table:table-cell office:value-type="float" office:value="28">
            <text:p>28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.3539">
            <text:p>1.3539</text:p>
          </table:table-cell>
          <table:table-cell office:value-type="float" office:value="1.4651">
            <text:p>1.4651</text:p>
          </table:table-cell>
          <table:table-cell office:value-type="float" office:value="36">
            <text:p>36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.3556">
            <text:p>1.3556</text:p>
          </table:table-cell>
          <table:table-cell office:value-type="float" office:value="1.8574">
            <text:p>1.8574</text:p>
          </table:table-cell>
          <table:table-cell office:value-type="float" office:value="36">
            <text:p>36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.3592">
            <text:p>1.3592</text:p>
          </table:table-cell>
          <table:table-cell office:value-type="float" office:value="1.4986">
            <text:p>1.4986</text:p>
          </table:table-cell>
          <table:table-cell office:value-type="float" office:value="36">
            <text:p>36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.333">
            <text:p>1.333</text:p>
          </table:table-cell>
          <table:table-cell office:value-type="float" office:value="1.567">
            <text:p>1.567</text:p>
          </table:table-cell>
          <table:table-cell office:value-type="float" office:value="30">
            <text:p>30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.3501">
            <text:p>1.3501</text:p>
          </table:table-cell>
          <table:table-cell office:value-type="float" office:value="1.4792">
            <text:p>1.4792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.3535">
            <text:p>1.3535</text:p>
          </table:table-cell>
          <table:table-cell office:value-type="float" office:value="1.5868">
            <text:p>1.5868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.3466">
            <text:p>1.3466</text:p>
          </table:table-cell>
          <table:table-cell office:value-type="float" office:value="1.7009">
            <text:p>1.7009</text:p>
          </table:table-cell>
          <table:table-cell office:value-type="float" office:value="35">
            <text:p>35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.3346">
            <text:p>1.3346</text:p>
          </table:table-cell>
          <table:table-cell office:value-type="float" office:value="1.462">
            <text:p>1.462</text:p>
          </table:table-cell>
          <table:table-cell office:value-type="float" office:value="35">
            <text:p>35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.3685">
            <text:p>1.3685</text:p>
          </table:table-cell>
          <table:table-cell office:value-type="float" office:value="1.6246">
            <text:p>1.6246</text:p>
          </table:table-cell>
          <table:table-cell office:value-type="float" office:value="34">
            <text:p>34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.3516">
            <text:p>1.3516</text:p>
          </table:table-cell>
          <table:table-cell office:value-type="float" office:value="1.5283">
            <text:p>1.5283</text:p>
          </table:table-cell>
          <table:table-cell office:value-type="float" office:value="34">
            <text:p>34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.3578">
            <text:p>1.3578</text:p>
          </table:table-cell>
          <table:table-cell office:value-type="float" office:value="1.5543">
            <text:p>1.5543</text:p>
          </table:table-cell>
          <table:table-cell office:value-type="float" office:value="38">
            <text:p>38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.4019">
            <text:p>1.4019</text:p>
          </table:table-cell>
          <table:table-cell office:value-type="float" office:value="1.4743">
            <text:p>1.4743</text:p>
          </table:table-cell>
          <table:table-cell office:value-type="float" office:value="39">
            <text:p>39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.3993">
            <text:p>1.3993</text:p>
          </table:table-cell>
          <table:table-cell office:value-type="float" office:value="1.5003">
            <text:p>1.5003</text:p>
          </table:table-cell>
          <table:table-cell office:value-type="float" office:value="39">
            <text:p>39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.3864">
            <text:p>1.3864</text:p>
          </table:table-cell>
          <table:table-cell office:value-type="float" office:value="1.94">
            <text:p>1.94</text:p>
          </table:table-cell>
          <table:table-cell office:value-type="float" office:value="39">
            <text:p>39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.4301">
            <text:p>1.4301</text:p>
          </table:table-cell>
          <table:table-cell office:value-type="float" office:value="1.4634">
            <text:p>1.4634</text:p>
          </table:table-cell>
          <table:table-cell office:value-type="float" office:value="37">
            <text:p>37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.3919">
            <text:p>1.3919</text:p>
          </table:table-cell>
          <table:table-cell office:value-type="float" office:value="1.4515">
            <text:p>1.4515</text:p>
          </table:table-cell>
          <table:table-cell office:value-type="float" office:value="37">
            <text:p>37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.396">
            <text:p>1.396</text:p>
          </table:table-cell>
          <table:table-cell office:value-type="float" office:value="1.7409">
            <text:p>1.7409</text:p>
          </table:table-cell>
          <table:table-cell office:value-type="float" office:value="37">
            <text:p>37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1.3836">
            <text:p>1.3836</text:p>
          </table:table-cell>
          <table:table-cell office:value-type="float" office:value="1.5675">
            <text:p>1.5675</text:p>
          </table:table-cell>
          <table:table-cell office:value-type="float" office:value="38">
            <text:p>38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.4144">
            <text:p>1.4144</text:p>
          </table:table-cell>
          <table:table-cell office:value-type="float" office:value="1.6293">
            <text:p>1.6293</text:p>
          </table:table-cell>
          <table:table-cell office:value-type="float" office:value="40">
            <text:p>40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.3959">
            <text:p>1.3959</text:p>
          </table:table-cell>
          <table:table-cell office:value-type="float" office:value="1.6213">
            <text:p>1.6213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.398">
            <text:p>1.398</text:p>
          </table:table-cell>
          <table:table-cell office:value-type="float" office:value="1.854">
            <text:p>1.854</text:p>
          </table:table-cell>
          <table:table-cell office:value-type="string">
            <text:p>lxl7.1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.3937">
            <text:p>1.3937</text:p>
          </table:table-cell>
          <table:table-cell office:value-type="float" office:value="1.6421">
            <text:p>1.6421</text:p>
          </table:table-cell>
          <table:table-cell office:value-type="string">
            <text:p>lxl7.2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.3945">
            <text:p>1.3945</text:p>
          </table:table-cell>
          <table:table-cell office:value-type="float" office:value="1.6389">
            <text:p>1.6389</text:p>
          </table:table-cell>
          <table:table-cell office:value-type="string">
            <text:p>lxl7.3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.3689">
            <text:p>1.3689</text:p>
          </table:table-cell>
          <table:table-cell office:value-type="float" office:value="1.6193">
            <text:p>1.6193</text:p>
          </table:table-cell>
          <table:table-cell office:value-type="string">
            <text:p>lxl7.4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.3968">
            <text:p>1.3968</text:p>
          </table:table-cell>
          <table:table-cell office:value-type="float" office:value="1.6482">
            <text:p>1.6482</text:p>
          </table:table-cell>
          <table:table-cell office:value-type="string">
            <text:p>lxl7.5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.3932">
            <text:p>1.3932</text:p>
          </table:table-cell>
          <table:table-cell office:value-type="float" office:value="1.7657">
            <text:p>1.7657</text:p>
          </table:table-cell>
          <table:table-cell office:value-type="string">
            <text:p>lxl7.6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.392">
            <text:p>1.392</text:p>
          </table:table-cell>
          <table:table-cell office:value-type="float" office:value="1.1318">
            <text:p>1.1318</text:p>
          </table:table-cell>
          <table:table-cell office:value-type="string">
            <text:p>lxl7.8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.3872">
            <text:p>1.3872</text:p>
          </table:table-cell>
          <table:table-cell office:value-type="float" office:value="1.5213">
            <text:p>1.5213</text:p>
          </table:table-cell>
          <table:table-cell office:value-type="string">
            <text:p>lxl7.7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.397">
            <text:p>1.397</text:p>
          </table:table-cell>
          <table:table-cell office:value-type="float" office:value="1.7201">
            <text:p>1.7201</text:p>
          </table:table-cell>
          <table:table-cell office:value-type="string">
            <text:p>lxl7.9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.3811">
            <text:p>1.3811</text:p>
          </table:table-cell>
          <table:table-cell office:value-type="float" office:value="1.4676">
            <text:p>1.4676</text:p>
          </table:table-cell>
          <table:table-cell office:value-type="string">
            <text:p>lxl7.10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.3973">
            <text:p>1.3973</text:p>
          </table:table-cell>
          <table:table-cell office:value-type="float" office:value="1.4753">
            <text:p>1.4753</text:p>
          </table:table-cell>
          <table:table-cell office:value-type="string">
            <text:p>lxl7.11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.3894">
            <text:p>1.3894</text:p>
          </table:table-cell>
          <table:table-cell office:value-type="float" office:value="1.4586">
            <text:p>1.4586</text:p>
          </table:table-cell>
          <table:table-cell office:value-type="string">
            <text:p>lxl7.12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.4073">
            <text:p>1.4073</text:p>
          </table:table-cell>
          <table:table-cell office:value-type="float" office:value="1.5101">
            <text:p>1.5101</text:p>
          </table:table-cell>
          <table:table-cell office:value-type="string">
            <text:p>lxl7.13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.399">
            <text:p>1.399</text:p>
          </table:table-cell>
          <table:table-cell office:value-type="float" office:value="1.5414">
            <text:p>1.5414</text:p>
          </table:table-cell>
          <table:table-cell office:value-type="string">
            <text:p>lxl7.14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.4203">
            <text:p>1.4203</text:p>
          </table:table-cell>
          <table:table-cell office:value-type="float" office:value="1.4582">
            <text:p>1.4582</text:p>
          </table:table-cell>
          <table:table-cell office:value-type="string">
            <text:p>lxl7.15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.3993">
            <text:p>1.3993</text:p>
          </table:table-cell>
          <table:table-cell office:value-type="float" office:value="1.4459">
            <text:p>1.4459</text:p>
          </table:table-cell>
          <table:table-cell office:value-type="string">
            <text:p>lxl7.16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.3956">
            <text:p>1.3956</text:p>
          </table:table-cell>
          <table:table-cell office:value-type="float" office:value="1.4259">
            <text:p>1.4259</text:p>
          </table:table-cell>
          <table:table-cell office:value-type="string">
            <text:p>lxl7.17</text:p>
          </table:table-cell>
          <table:table-cell office:value-type="string">
            <text:p>lxl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.3886">
            <text:p>1.3886</text:p>
          </table:table-cell>
          <table:table-cell office:value-type="float" office:value="1.647">
            <text:p>1.647</text:p>
          </table:table-cell>
          <table:table-cell office:value-type="string">
            <text:p>lxl7.top</text:p>
          </table:table-cell>
          <table:table-cell office:value-type="string">
            <text:p>lxl</text:p>
          </table:table-cell>
        </table:table-row>
      </table:table>
      <table:table table:name="paperbags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2">
          <table:table-cell office:value-type="string">
            <text:p>bag number</text:p>
          </table:table-cell>
          <table:table-cell office:value-type="string">
            <text:p>empty</text:p>
          </table:table-cell>
          <table:table-cell office:value-type="string">
            <text:p>full</text:p>
          </table:table-cell>
          <table:table-cell office:value-type="string">
            <text:p>eu</text:p>
          </table:table-cell>
          <table:table-cell office:value-type="string">
            <text:p>coarse.or.extra</text:p>
          </table:table-cell>
          <table:table-cell office:value-type="string">
            <text:p>experi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.1414">
            <text:p>2.1414</text:p>
          </table:table-cell>
          <table:table-cell office:value-type="float" office:value="3.1091">
            <text:p>3.1091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0628">
            <text:p>2.0628</text:p>
          </table:table-cell>
          <table:table-cell office:value-type="float" office:value="2.0377">
            <text:p>2.0377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0783">
            <text:p>2.0783</text:p>
          </table:table-cell>
          <table:table-cell office:value-type="float" office:value="2.991">
            <text:p>2.991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.0783">
            <text:p>2.0783</text:p>
          </table:table-cell>
          <table:table-cell office:value-type="float" office:value="3.0976">
            <text:p>3.0976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.1228">
            <text:p>2.1228</text:p>
          </table:table-cell>
          <table:table-cell office:value-type="float" office:value="3.0263">
            <text:p>3.0263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.0895">
            <text:p>2.0895</text:p>
          </table:table-cell>
          <table:table-cell office:value-type="float" office:value="3.1445">
            <text:p>3.1445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.0756">
            <text:p>2.0756</text:p>
          </table:table-cell>
          <table:table-cell office:value-type="float" office:value="2.0575">
            <text:p>2.0575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0921">
            <text:p>2.0921</text:p>
          </table:table-cell>
          <table:table-cell office:value-type="float" office:value="3.1191">
            <text:p>3.1191</text:p>
          </table:table-cell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.0449">
            <text:p>2.0449</text:p>
          </table:table-cell>
          <table:table-cell office:value-type="float" office:value="2.176">
            <text:p>2.176</text:p>
          </table:table-cell>
          <table:table-cell office:value-type="float" office:value="8">
            <text:p>8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.0889">
            <text:p>2.0889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.1134">
            <text:p>2.1134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.0794">
            <text:p>2.0794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0632">
            <text:p>2.0632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.0204">
            <text:p>2.0204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.0573">
            <text:p>2.0573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.029">
            <text:p>2.029</text:p>
          </table:table-cell>
          <table:table-cell office:value-type="float" office:value="2.9966">
            <text:p>2.9966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.1029">
            <text:p>2.1029</text:p>
          </table:table-cell>
          <table:table-cell office:value-type="float" office:value="2.1337">
            <text:p>2.1337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.0789">
            <text:p>2.0789</text:p>
          </table:table-cell>
          <table:table-cell office:value-type="float" office:value="2.9675">
            <text:p>2.9675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.0528">
            <text:p>2.0528</text:p>
          </table:table-cell>
          <table:table-cell office:value-type="float" office:value="2.1761">
            <text:p>2.1761</text:p>
          </table:table-cell>
          <table:table-cell office:value-type="float" office:value="15">
            <text:p>15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0553">
            <text:p>2.0553</text:p>
          </table:table-cell>
          <table:table-cell office:value-type="float" office:value="3.0616">
            <text:p>3.0616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.1007">
            <text:p>2.1007</text:p>
          </table:table-cell>
          <table:table-cell office:value-type="float" office:value="2.1216">
            <text:p>2.1216</text:p>
          </table:table-cell>
          <table:table-cell office:value-type="float" office:value="3">
            <text:p>3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.0368">
            <text:p>2.0368</text:p>
          </table:table-cell>
          <table:table-cell office:value-type="float" office:value="2.9837">
            <text:p>2.9837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.0773">
            <text:p>2.0773</text:p>
          </table:table-cell>
          <table:table-cell office:value-type="float" office:value="2.1065">
            <text:p>2.1065</text:p>
          </table:table-cell>
          <table:table-cell office:value-type="float" office:value="6">
            <text:p>6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.0632">
            <text:p>2.0632</text:p>
          </table:table-cell>
          <table:table-cell office:value-type="float" office:value="3.0616">
            <text:p>3.0616</text:p>
          </table:table-cell>
          <table:table-cell office:value-type="float" office:value="9">
            <text:p>9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.0713">
            <text:p>2.0713</text:p>
          </table:table-cell>
          <table:table-cell office:value-type="float" office:value="3.0141">
            <text:p>3.0141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.0297">
            <text:p>2.0297</text:p>
          </table:table-cell>
          <table:table-cell office:value-type="float" office:value="2.9806">
            <text:p>2.9806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.0646">
            <text:p>2.0646</text:p>
          </table:table-cell>
          <table:table-cell office:value-type="float" office:value="2.1166">
            <text:p>2.1166</text:p>
          </table:table-cell>
          <table:table-cell office:value-type="float" office:value="12">
            <text:p>12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.0928">
            <text:p>2.0928</text:p>
          </table:table-cell>
          <table:table-cell office:value-type="float" office:value="3.2027">
            <text:p>3.2027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.0688">
            <text:p>2.0688</text:p>
          </table:table-cell>
          <table:table-cell office:value-type="float" office:value="2.1525">
            <text:p>2.1525</text:p>
          </table:table-cell>
          <table:table-cell office:value-type="float" office:value="13">
            <text:p>13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.0709">
            <text:p>2.0709</text:p>
          </table:table-cell>
          <table:table-cell office:value-type="float" office:value="3.0665">
            <text:p>3.0665</text:p>
          </table:table-cell>
          <table:table-cell office:value-type="float" office:value="14">
            <text:p>14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.0359">
            <text:p>2.0359</text:p>
          </table:table-cell>
          <table:table-cell office:value-type="float" office:value="2.0796">
            <text:p>2.0796</text:p>
          </table:table-cell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.0124">
            <text:p>2.0124</text:p>
          </table:table-cell>
          <table:table-cell office:value-type="float" office:value="1.9704">
            <text:p>1.9704</text:p>
          </table:table-cell>
          <table:table-cell office:value-type="string">
            <text:p>lxl4.1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.0943">
            <text:p>2.0943</text:p>
          </table:table-cell>
          <table:table-cell office:value-type="float" office:value="2.0371">
            <text:p>2.0371</text:p>
          </table:table-cell>
          <table:table-cell office:value-type="string">
            <text:p>lxl4.2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.0505">
            <text:p>2.0505</text:p>
          </table:table-cell>
          <table:table-cell office:value-type="float" office:value="2.0007">
            <text:p>2.0007</text:p>
          </table:table-cell>
          <table:table-cell office:value-type="string">
            <text:p>lxl4.3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.1153">
            <text:p>2.1153</text:p>
          </table:table-cell>
          <table:table-cell office:value-type="float" office:value="2.074">
            <text:p>2.074</text:p>
          </table:table-cell>
          <table:table-cell office:value-type="string">
            <text:p>lxl4.4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.0605">
            <text:p>2.0605</text:p>
          </table:table-cell>
          <table:table-cell office:value-type="float" office:value="2.8008">
            <text:p>2.8008</text:p>
          </table:table-cell>
          <table:table-cell office:value-type="string">
            <text:p>lxl4.5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.059">
            <text:p>2.059</text:p>
          </table:table-cell>
          <table:table-cell office:value-type="float" office:value="2.0644">
            <text:p>2.0644</text:p>
          </table:table-cell>
          <table:table-cell office:value-type="float" office:value="16">
            <text:p>16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.0686">
            <text:p>2.0686</text:p>
          </table:table-cell>
          <table:table-cell office:value-type="float" office:value="3.0027">
            <text:p>3.0027</text:p>
          </table:table-cell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.0641">
            <text:p>2.0641</text:p>
          </table:table-cell>
          <table:table-cell office:value-type="float" office:value="2.1193">
            <text:p>2.1193</text:p>
          </table:table-cell>
          <table:table-cell office:value-type="float" office:value="9">
            <text:p>9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2" office:value-type="string">
            <text:p>NA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.0897">
            <text:p>2.0897</text:p>
          </table:table-cell>
          <table:table-cell office:value-type="float" office:value="2.927">
            <text:p>2.927</text:p>
          </table:table-cell>
          <table:table-cell office:value-type="string">
            <text:p>lxl4.6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.0999">
            <text:p>2.0999</text:p>
          </table:table-cell>
          <table:table-cell office:value-type="float" office:value="2.4392">
            <text:p>2.4392</text:p>
          </table:table-cell>
          <table:table-cell office:value-type="string">
            <text:p>lxl4.7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.077">
            <text:p>2.077</text:p>
          </table:table-cell>
          <table:table-cell office:value-type="float" office:value="2.2319">
            <text:p>2.2319</text:p>
          </table:table-cell>
          <table:table-cell office:value-type="string">
            <text:p>lxl4.8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.1151">
            <text:p>2.1151</text:p>
          </table:table-cell>
          <table:table-cell office:value-type="float" office:value="2.5883">
            <text:p>2.5883</text:p>
          </table:table-cell>
          <table:table-cell office:value-type="string">
            <text:p>lxl4.9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.0927">
            <text:p>2.0927</text:p>
          </table:table-cell>
          <table:table-cell office:value-type="float" office:value="2.1579">
            <text:p>2.1579</text:p>
          </table:table-cell>
          <table:table-cell office:value-type="string">
            <text:p>lxl4.10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.1133">
            <text:p>2.1133</text:p>
          </table:table-cell>
          <table:table-cell office:value-type="float" office:value="2.0982">
            <text:p>2.0982</text:p>
          </table:table-cell>
          <table:table-cell office:value-type="string">
            <text:p>lxl4.10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.1232">
            <text:p>2.1232</text:p>
          </table:table-cell>
          <table:table-cell office:value-type="float" office:value="2.1644">
            <text:p>2.1644</text:p>
          </table:table-cell>
          <table:table-cell office:value-type="string">
            <text:p>lxl4.11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.1475">
            <text:p>2.1475</text:p>
          </table:table-cell>
          <table:table-cell office:value-type="float" office:value="2.8693">
            <text:p>2.8693</text:p>
          </table:table-cell>
          <table:table-cell office:value-type="string">
            <text:p>lxl4.12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.077">
            <text:p>2.077</text:p>
          </table:table-cell>
          <table:table-cell office:value-type="float" office:value="2.256">
            <text:p>2.256</text:p>
          </table:table-cell>
          <table:table-cell office:value-type="string">
            <text:p>lxl4.14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.1602">
            <text:p>2.1602</text:p>
          </table:table-cell>
          <table:table-cell office:value-type="float" office:value="3.2281">
            <text:p>3.2281</text:p>
          </table:table-cell>
          <table:table-cell office:value-type="string">
            <text:p>lxl4.13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.1189">
            <text:p>2.1189</text:p>
          </table:table-cell>
          <table:table-cell office:value-type="float" office:value="4.184">
            <text:p>4.184</text:p>
          </table:table-cell>
          <table:table-cell office:value-type="string">
            <text:p>lxl4.15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.1167">
            <text:p>2.1167</text:p>
          </table:table-cell>
          <table:table-cell office:value-type="float" office:value="2.101">
            <text:p>2.101</text:p>
          </table:table-cell>
          <table:table-cell office:value-type="string">
            <text:p>lxl4.16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.1454">
            <text:p>2.1454</text:p>
          </table:table-cell>
          <table:table-cell office:value-type="float" office:value="2.1667">
            <text:p>2.1667</text:p>
          </table:table-cell>
          <table:table-cell office:value-type="string">
            <text:p>lxl4.17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.1082">
            <text:p>2.1082</text:p>
          </table:table-cell>
          <table:table-cell office:value-type="float" office:value="2.019">
            <text:p>2.019</text:p>
          </table:table-cell>
          <table:table-cell office:value-type="string">
            <text:p>lxl4.18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.1689">
            <text:p>2.1689</text:p>
          </table:table-cell>
          <table:table-cell office:value-type="float" office:value="2.3902">
            <text:p>2.3902</text:p>
          </table:table-cell>
          <table:table-cell office:value-type="string">
            <text:p>lxl4.19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.1292">
            <text:p>2.1292</text:p>
          </table:table-cell>
          <table:table-cell office:value-type="float" office:value="2.5164">
            <text:p>2.5164</text:p>
          </table:table-cell>
          <table:table-cell office:value-type="string">
            <text:p>lxl4.20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.1535">
            <text:p>2.1535</text:p>
          </table:table-cell>
          <table:table-cell office:value-type="float" office:value="2.9064">
            <text:p>2.9064</text:p>
          </table:table-cell>
          <table:table-cell office:value-type="string">
            <text:p>lxl4.top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.1347">
            <text:p>2.1347</text:p>
          </table:table-cell>
          <table:table-cell office:value-type="float" office:value="2.1036">
            <text:p>2.1036</text:p>
          </table:table-cell>
          <table:table-cell office:value-type="string">
            <text:p>lxl5.1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.1122">
            <text:p>2.1122</text:p>
          </table:table-cell>
          <table:table-cell office:value-type="float" office:value="2.2718">
            <text:p>2.2718</text:p>
          </table:table-cell>
          <table:table-cell office:value-type="string">
            <text:p>lxl5.2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.1321">
            <text:p>2.1321</text:p>
          </table:table-cell>
          <table:table-cell office:value-type="float" office:value="2.0573">
            <text:p>2.0573</text:p>
          </table:table-cell>
          <table:table-cell office:value-type="string">
            <text:p>lxl5.3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.1333">
            <text:p>2.1333</text:p>
          </table:table-cell>
          <table:table-cell office:value-type="float" office:value="2.0382">
            <text:p>2.0382</text:p>
          </table:table-cell>
          <table:table-cell office:value-type="string">
            <text:p>lxl5.4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.1766">
            <text:p>2.1766</text:p>
          </table:table-cell>
          <table:table-cell office:value-type="float" office:value="2.115">
            <text:p>2.115</text:p>
          </table:table-cell>
          <table:table-cell office:value-type="string">
            <text:p>lxl5.5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.157">
            <text:p>2.157</text:p>
          </table:table-cell>
          <table:table-cell office:value-type="float" office:value="2.2869">
            <text:p>2.2869</text:p>
          </table:table-cell>
          <table:table-cell office:value-type="string">
            <text:p>lxl5.6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.1249">
            <text:p>2.1249</text:p>
          </table:table-cell>
          <table:table-cell office:value-type="float" office:value="2.112">
            <text:p>2.112</text:p>
          </table:table-cell>
          <table:table-cell office:value-type="string">
            <text:p>lxl5.7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.0998">
            <text:p>2.0998</text:p>
          </table:table-cell>
          <table:table-cell office:value-type="float" office:value="2.1949">
            <text:p>2.1949</text:p>
          </table:table-cell>
          <table:table-cell office:value-type="string">
            <text:p>lxl5.8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.0899">
            <text:p>2.0899</text:p>
          </table:table-cell>
          <table:table-cell office:value-type="float" office:value="2.324">
            <text:p>2.324</text:p>
          </table:table-cell>
          <table:table-cell office:value-type="string">
            <text:p>lxl5.9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.1361">
            <text:p>2.1361</text:p>
          </table:table-cell>
          <table:table-cell office:value-type="float" office:value="2.491">
            <text:p>2.491</text:p>
          </table:table-cell>
          <table:table-cell office:value-type="string">
            <text:p>lxl5.10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.108">
            <text:p>2.108</text:p>
          </table:table-cell>
          <table:table-cell office:value-type="float" office:value="2.1232">
            <text:p>2.1232</text:p>
          </table:table-cell>
          <table:table-cell office:value-type="string">
            <text:p>lxl5.11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.1497">
            <text:p>2.1497</text:p>
          </table:table-cell>
          <table:table-cell office:value-type="float" office:value="2.1156">
            <text:p>2.1156</text:p>
          </table:table-cell>
          <table:table-cell office:value-type="string">
            <text:p>lxl5.12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.093">
            <text:p>2.093</text:p>
          </table:table-cell>
          <table:table-cell office:value-type="float" office:value="2.0141">
            <text:p>2.0141</text:p>
          </table:table-cell>
          <table:table-cell office:value-type="string">
            <text:p>lxl5.13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.1412">
            <text:p>2.1412</text:p>
          </table:table-cell>
          <table:table-cell office:value-type="float" office:value="2.0549">
            <text:p>2.0549</text:p>
          </table:table-cell>
          <table:table-cell office:value-type="string">
            <text:p>lxl5.14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.1269">
            <text:p>2.1269</text:p>
          </table:table-cell>
          <table:table-cell office:value-type="float" office:value="2.6207">
            <text:p>2.6207</text:p>
          </table:table-cell>
          <table:table-cell office:value-type="string">
            <text:p>lxl5.15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.1103">
            <text:p>2.1103</text:p>
          </table:table-cell>
          <table:table-cell office:value-type="float" office:value="3.4621">
            <text:p>3.4621</text:p>
          </table:table-cell>
          <table:table-cell office:value-type="string">
            <text:p>lxl6.12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.14">
            <text:p>2.14</text:p>
          </table:table-cell>
          <table:table-cell office:value-type="float" office:value="3.2273">
            <text:p>3.2273</text:p>
          </table:table-cell>
          <table:table-cell office:value-type="string">
            <text:p>lxl6.11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.0637">
            <text:p>2.0637</text:p>
          </table:table-cell>
          <table:table-cell office:value-type="float" office:value="2.1146">
            <text:p>2.1146</text:p>
          </table:table-cell>
          <table:table-cell office:value-type="string">
            <text:p>lxl6.btm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.111">
            <text:p>2.111</text:p>
          </table:table-cell>
          <table:table-cell office:value-type="float" office:value="2.1188">
            <text:p>2.1188</text:p>
          </table:table-cell>
          <table:table-cell office:value-type="string">
            <text:p>lxl6.1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.0831">
            <text:p>2.0831</text:p>
          </table:table-cell>
          <table:table-cell office:value-type="float" office:value="2.2145">
            <text:p>2.2145</text:p>
          </table:table-cell>
          <table:table-cell office:value-type="string">
            <text:p>lxl6.3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.1143">
            <text:p>2.1143</text:p>
          </table:table-cell>
          <table:table-cell office:value-type="float" office:value="2.1223">
            <text:p>2.1223</text:p>
          </table:table-cell>
          <table:table-cell office:value-type="string">
            <text:p>lxl6.4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.0766">
            <text:p>2.0766</text:p>
          </table:table-cell>
          <table:table-cell office:value-type="float" office:value="2.0924">
            <text:p>2.0924</text:p>
          </table:table-cell>
          <table:table-cell office:value-type="string">
            <text:p>lxl6.5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.1259">
            <text:p>2.1259</text:p>
          </table:table-cell>
          <table:table-cell office:value-type="float" office:value="2.138">
            <text:p>2.138</text:p>
          </table:table-cell>
          <table:table-cell office:value-type="string">
            <text:p>lxl6.6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.0954">
            <text:p>2.0954</text:p>
          </table:table-cell>
          <table:table-cell office:value-type="float" office:value="2.4391">
            <text:p>2.4391</text:p>
          </table:table-cell>
          <table:table-cell office:value-type="string">
            <text:p>lxl6.7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.0397">
            <text:p>2.0397</text:p>
          </table:table-cell>
          <table:table-cell office:value-type="float" office:value="2.142">
            <text:p>2.142</text:p>
          </table:table-cell>
          <table:table-cell office:value-type="string">
            <text:p>lxl6.8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.1024">
            <text:p>2.1024</text:p>
          </table:table-cell>
          <table:table-cell office:value-type="float" office:value="2.2969">
            <text:p>2.2969</text:p>
          </table:table-cell>
          <table:table-cell office:value-type="string">
            <text:p>lxl6.9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.0222">
            <text:p>2.0222</text:p>
          </table:table-cell>
          <table:table-cell office:value-type="float" office:value="3.019">
            <text:p>3.019</text:p>
          </table:table-cell>
          <table:table-cell office:value-type="string">
            <text:p>lxl6.10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.0742">
            <text:p>2.0742</text:p>
          </table:table-cell>
          <table:table-cell office:value-type="float" office:value="2.2039">
            <text:p>2.2039</text:p>
          </table:table-cell>
          <table:table-cell office:value-type="string">
            <text:p>lxl6.13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.0526">
            <text:p>2.0526</text:p>
          </table:table-cell>
          <table:table-cell office:value-type="float" office:value="3.6561">
            <text:p>3.6561</text:p>
          </table:table-cell>
          <table:table-cell office:value-type="string">
            <text:p>lxl6.14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.0698">
            <text:p>2.0698</text:p>
          </table:table-cell>
          <table:table-cell office:value-type="float" office:value="2.7315">
            <text:p>2.7315</text:p>
          </table:table-cell>
          <table:table-cell office:value-type="string">
            <text:p>lxl6.15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.0288">
            <text:p>2.0288</text:p>
          </table:table-cell>
          <table:table-cell office:value-type="float" office:value="2.2562">
            <text:p>2.2562</text:p>
          </table:table-cell>
          <table:table-cell office:value-type="string">
            <text:p>lxl6.16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.0398">
            <text:p>2.0398</text:p>
          </table:table-cell>
          <table:table-cell office:value-type="float" office:value="2.2445">
            <text:p>2.2445</text:p>
          </table:table-cell>
          <table:table-cell office:value-type="string">
            <text:p>lxl6.17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.0011">
            <text:p>2.0011</text:p>
          </table:table-cell>
          <table:table-cell office:value-type="float" office:value="2.3946">
            <text:p>2.3946</text:p>
          </table:table-cell>
          <table:table-cell office:value-type="string">
            <text:p>lxl6.18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.1053">
            <text:p>2.1053</text:p>
          </table:table-cell>
          <table:table-cell office:value-type="float" office:value="2.7664">
            <text:p>2.7664</text:p>
          </table:table-cell>
          <table:table-cell office:value-type="string">
            <text:p>lxl6.top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.0525">
            <text:p>2.0525</text:p>
          </table:table-cell>
          <table:table-cell office:value-type="float" office:value="2.9443">
            <text:p>2.9443</text:p>
          </table:table-cell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.1096">
            <text:p>2.1096</text:p>
          </table:table-cell>
          <table:table-cell office:value-type="float" office:value="2.152">
            <text:p>2.152</text:p>
          </table:table-cell>
          <table:table-cell office:value-type="float" office:value="17">
            <text:p>17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.066">
            <text:p>2.066</text:p>
          </table:table-cell>
          <table:table-cell office:value-type="float" office:value="2.9795">
            <text:p>2.9795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.1142">
            <text:p>2.1142</text:p>
          </table:table-cell>
          <table:table-cell office:value-type="float" office:value="2.095">
            <text:p>2.095</text:p>
          </table:table-cell>
          <table:table-cell office:value-type="float" office:value="18">
            <text:p>18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.0836">
            <text:p>2.0836</text:p>
          </table:table-cell>
          <table:table-cell office:value-type="float" office:value="3.0602">
            <text:p>3.0602</text:p>
          </table:table-cell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.0625">
            <text:p>2.0625</text:p>
          </table:table-cell>
          <table:table-cell office:value-type="float" office:value="2.0693">
            <text:p>2.0693</text:p>
          </table:table-cell>
          <table:table-cell office:value-type="float" office:value="19">
            <text:p>19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.0248">
            <text:p>2.0248</text:p>
          </table:table-cell>
          <table:table-cell office:value-type="float" office:value="2.9865">
            <text:p>2.9865</text:p>
          </table:table-cell>
          <table:table-cell office:value-type="float" office:value="20">
            <text:p>20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.0781">
            <text:p>2.0781</text:p>
          </table:table-cell>
          <table:table-cell office:value-type="float" office:value="2.0552">
            <text:p>2.0552</text:p>
          </table:table-cell>
          <table:table-cell office:value-type="float" office:value="20">
            <text:p>20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.0204">
            <text:p>2.0204</text:p>
          </table:table-cell>
          <table:table-cell office:value-type="float" office:value="2.9678">
            <text:p>2.9678</text:p>
          </table:table-cell>
          <table:table-cell office:value-type="float" office:value="22">
            <text:p>22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.0794">
            <text:p>2.0794</text:p>
          </table:table-cell>
          <table:table-cell office:value-type="float" office:value="2.0644">
            <text:p>2.0644</text:p>
          </table:table-cell>
          <table:table-cell office:value-type="float" office:value="22">
            <text:p>22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.0514">
            <text:p>2.0514</text:p>
          </table:table-cell>
          <table:table-cell office:value-type="float" office:value="3.0121">
            <text:p>3.0121</text:p>
          </table:table-cell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.1245">
            <text:p>2.1245</text:p>
          </table:table-cell>
          <table:table-cell office:value-type="float" office:value="2.1519">
            <text:p>2.1519</text:p>
          </table:table-cell>
          <table:table-cell office:value-type="float" office:value="23">
            <text:p>23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.0613">
            <text:p>2.0613</text:p>
          </table:table-cell>
          <table:table-cell office:value-type="float" office:value="3.0559">
            <text:p>3.0559</text:p>
          </table:table-cell>
          <table:table-cell office:value-type="float" office:value="24">
            <text:p>24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.0832">
            <text:p>2.0832</text:p>
          </table:table-cell>
          <table:table-cell office:value-type="float" office:value="2.1602">
            <text:p>2.1602</text:p>
          </table:table-cell>
          <table:table-cell office:value-type="float" office:value="24">
            <text:p>24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.0447">
            <text:p>2.0447</text:p>
          </table:table-cell>
          <table:table-cell office:value-type="float" office:value="2.968">
            <text:p>2.968</text:p>
          </table:table-cell>
          <table:table-cell office:value-type="float" office:value="25">
            <text:p>25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.994">
            <text:p>1.994</text:p>
          </table:table-cell>
          <table:table-cell office:value-type="float" office:value="2.0157">
            <text:p>2.0157</text:p>
          </table:table-cell>
          <table:table-cell office:value-type="float" office:value="25">
            <text:p>25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.0649">
            <text:p>2.0649</text:p>
          </table:table-cell>
          <table:table-cell office:value-type="float" office:value="3.1647">
            <text:p>3.1647</text:p>
          </table:table-cell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.0123">
            <text:p>2.0123</text:p>
          </table:table-cell>
          <table:table-cell office:value-type="float" office:value="2.1066">
            <text:p>2.1066</text:p>
          </table:table-cell>
          <table:table-cell office:value-type="float" office:value="21">
            <text:p>21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.0227">
            <text:p>2.0227</text:p>
          </table:table-cell>
          <table:table-cell office:value-type="float" office:value="3.116">
            <text:p>3.116</text:p>
          </table:table-cell>
          <table:table-cell office:value-type="float" office:value="26">
            <text:p>26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.9965">
            <text:p>1.9965</text:p>
          </table:table-cell>
          <table:table-cell office:value-type="float" office:value="2.1209">
            <text:p>2.1209</text:p>
          </table:table-cell>
          <table:table-cell office:value-type="float" office:value="26">
            <text:p>26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.0693">
            <text:p>2.0693</text:p>
          </table:table-cell>
          <table:table-cell office:value-type="float" office:value="2.9868">
            <text:p>2.9868</text:p>
          </table:table-cell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.0153">
            <text:p>2.0153</text:p>
          </table:table-cell>
          <table:table-cell office:value-type="float" office:value="2.0902">
            <text:p>2.0902</text:p>
          </table:table-cell>
          <table:table-cell office:value-type="float" office:value="27">
            <text:p>27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2.0697">
            <text:p>2.0697</text:p>
          </table:table-cell>
          <table:table-cell office:value-type="float" office:value="2.9668">
            <text:p>2.9668</text:p>
          </table:table-cell>
          <table:table-cell office:value-type="float" office:value="29">
            <text:p>29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2.0045">
            <text:p>2.0045</text:p>
          </table:table-cell>
          <table:table-cell office:value-type="float" office:value="2.0345">
            <text:p>2.0345</text:p>
          </table:table-cell>
          <table:table-cell office:value-type="float" office:value="29">
            <text:p>29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.9858">
            <text:p>2.9858</text:p>
          </table:table-cell>
          <table:table-cell office:value-type="float" office:value="3.0811">
            <text:p>3.0811</text:p>
          </table:table-cell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.0193">
            <text:p>2.0193</text:p>
          </table:table-cell>
          <table:table-cell office:value-type="float" office:value="2.0807">
            <text:p>2.0807</text:p>
          </table:table-cell>
          <table:table-cell office:value-type="float" office:value="31">
            <text:p>31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2.0245">
            <text:p>2.0245</text:p>
          </table:table-cell>
          <table:table-cell office:value-type="float" office:value="3.0965">
            <text:p>3.0965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.0507">
            <text:p>2.0507</text:p>
          </table:table-cell>
          <table:table-cell office:value-type="float" office:value="2.1227">
            <text:p>2.1227</text:p>
          </table:table-cell>
          <table:table-cell office:value-type="float" office:value="33">
            <text:p>33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2.0059">
            <text:p>2.0059</text:p>
          </table:table-cell>
          <table:table-cell office:value-type="float" office:value="3.1089">
            <text:p>3.1089</text:p>
          </table:table-cell>
          <table:table-cell office:value-type="float" office:value="32">
            <text:p>32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.9722">
            <text:p>1.9722</text:p>
          </table:table-cell>
          <table:table-cell office:value-type="float" office:value="1.9668">
            <text:p>1.9668</text:p>
          </table:table-cell>
          <table:table-cell office:value-type="float" office:value="32">
            <text:p>32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.998">
            <text:p>1.998</text:p>
          </table:table-cell>
          <table:table-cell office:value-type="float" office:value="3.0241">
            <text:p>3.0241</text:p>
          </table:table-cell>
          <table:table-cell office:value-type="float" office:value="28">
            <text:p>28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.8937">
            <text:p>1.8937</text:p>
          </table:table-cell>
          <table:table-cell office:value-type="float" office:value="2.9905">
            <text:p>2.9905</text:p>
          </table:table-cell>
          <table:table-cell office:value-type="float" office:value="36">
            <text:p>36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.0294">
            <text:p>2.0294</text:p>
          </table:table-cell>
          <table:table-cell office:value-type="float" office:value="2.0584">
            <text:p>2.0584</text:p>
          </table:table-cell>
          <table:table-cell office:value-type="float" office:value="36">
            <text:p>36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.9691">
            <text:p>1.9691</text:p>
          </table:table-cell>
          <table:table-cell office:value-type="float" office:value="2.0164">
            <text:p>2.0164</text:p>
          </table:table-cell>
          <table:table-cell office:value-type="float" office:value="28">
            <text:p>28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.0605">
            <text:p>2.0605</text:p>
          </table:table-cell>
          <table:table-cell office:value-type="float" office:value="3.1395">
            <text:p>3.1395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.9615">
            <text:p>1.9615</text:p>
          </table:table-cell>
          <table:table-cell office:value-type="float" office:value="2.0016">
            <text:p>2.0016</text:p>
          </table:table-cell>
          <table:table-cell office:value-type="float" office:value="30">
            <text:p>30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.8602">
            <text:p>1.8602</text:p>
          </table:table-cell>
          <table:table-cell office:value-type="float" office:value="2.8543">
            <text:p>2.8543</text:p>
          </table:table-cell>
          <table:table-cell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.9814">
            <text:p>1.9814</text:p>
          </table:table-cell>
          <table:table-cell table:style-name="ce1" office:value-type="float" office:value="1.9973">
            <text:p>1.9973</text:p>
          </table:table-cell>
          <table:table-cell office:value-type="float" office:value="35">
            <text:p>35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.9842">
            <text:p>1.9842</text:p>
          </table:table-cell>
          <table:table-cell office:value-type="float" office:value="3.0149">
            <text:p>3.0149</text:p>
          </table:table-cell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2.0035">
            <text:p>2.0035</text:p>
          </table:table-cell>
          <table:table-cell office:value-type="float" office:value="2.9918">
            <text:p>2.9918</text:p>
          </table:table-cell>
          <table:table-cell office:value-type="float" office:value="34">
            <text:p>34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.998">
            <text:p>1.998</text:p>
          </table:table-cell>
          <table:table-cell office:value-type="float" office:value="2.0368">
            <text:p>2.0368</text:p>
          </table:table-cell>
          <table:table-cell office:value-type="float" office:value="34">
            <text:p>34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2.0793">
            <text:p>2.0793</text:p>
          </table:table-cell>
          <table:table-cell office:value-type="float" office:value="2.9155">
            <text:p>2.9155</text:p>
          </table:table-cell>
          <table:table-cell office:value-type="float" office:value="37">
            <text:p>37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2.0196">
            <text:p>2.0196</text:p>
          </table:table-cell>
          <table:table-cell office:value-type="float" office:value="3.1298">
            <text:p>3.1298</text:p>
          </table:table-cell>
          <table:table-cell office:value-type="float" office:value="38">
            <text:p>38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2.0481">
            <text:p>2.0481</text:p>
          </table:table-cell>
          <table:table-cell office:value-type="float" office:value="2.0439">
            <text:p>2.0439</text:p>
          </table:table-cell>
          <table:table-cell office:value-type="float" office:value="37">
            <text:p>37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.9693">
            <text:p>1.9693</text:p>
          </table:table-cell>
          <table:table-cell office:value-type="float" office:value="2.0148">
            <text:p>2.0148</text:p>
          </table:table-cell>
          <table:table-cell office:value-type="float" office:value="38">
            <text:p>38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2.0527">
            <text:p>2.0527</text:p>
          </table:table-cell>
          <table:table-cell office:value-type="float" office:value="2.987">
            <text:p>2.987</text:p>
          </table:table-cell>
          <table:table-cell office:value-type="float" office:value="40">
            <text:p>40</text:p>
          </table:table-cell>
          <table:table-cell office:value-type="string">
            <text:p>c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2.0086">
            <text:p>2.0086</text:p>
          </table:table-cell>
          <table:table-cell office:value-type="float" office:value="2.0533">
            <text:p>2.0533</text:p>
          </table:table-cell>
          <table:table-cell office:value-type="float" office:value="40">
            <text:p>40</text:p>
          </table:table-cell>
          <table:table-cell office:value-type="string">
            <text:p>e</text:p>
          </table:table-cell>
          <table:table-cell office:value-type="string">
            <text:p>pred.div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.0497">
            <text:p>2.0497</text:p>
          </table:table-cell>
          <table:table-cell office:value-type="float" office:value="2.4857">
            <text:p>2.4857</text:p>
          </table:table-cell>
          <table:table-cell office:value-type="string">
            <text:p>lxl7.1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.0414">
            <text:p>2.0414</text:p>
          </table:table-cell>
          <table:table-cell office:value-type="float" office:value="2.2006">
            <text:p>2.2006</text:p>
          </table:table-cell>
          <table:table-cell office:value-type="string">
            <text:p>lxl7.2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.9711">
            <text:p>1.9711</text:p>
          </table:table-cell>
          <table:table-cell office:value-type="float" office:value="2.464">
            <text:p>2.464</text:p>
          </table:table-cell>
          <table:table-cell office:value-type="string">
            <text:p>lxl7.3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2.0514">
            <text:p>2.0514</text:p>
          </table:table-cell>
          <table:table-cell office:value-type="float" office:value="2.2803">
            <text:p>2.2803</text:p>
          </table:table-cell>
          <table:table-cell office:value-type="string">
            <text:p>lxl7.4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.9791">
            <text:p>1.9791</text:p>
          </table:table-cell>
          <table:table-cell office:value-type="float" office:value="2.5471">
            <text:p>2.5471</text:p>
          </table:table-cell>
          <table:table-cell office:value-type="string">
            <text:p>lxl7.5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.963">
            <text:p>1.963</text:p>
          </table:table-cell>
          <table:table-cell office:value-type="float" office:value="2.3591">
            <text:p>2.3591</text:p>
          </table:table-cell>
          <table:table-cell office:value-type="string">
            <text:p>lxl7.6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.9289">
            <text:p>1.9289</text:p>
          </table:table-cell>
          <table:table-cell office:value-type="float" office:value="2.4916">
            <text:p>2.4916</text:p>
          </table:table-cell>
          <table:table-cell office:value-type="string">
            <text:p>lxl7.8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2.0127">
            <text:p>2.0127</text:p>
          </table:table-cell>
          <table:table-cell office:value-type="float" office:value="2.3563">
            <text:p>2.3563</text:p>
          </table:table-cell>
          <table:table-cell office:value-type="string">
            <text:p>lxl7.7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.9548">
            <text:p>1.9548</text:p>
          </table:table-cell>
          <table:table-cell office:value-type="float" office:value="2.0076">
            <text:p>2.0076</text:p>
          </table:table-cell>
          <table:table-cell office:value-type="string">
            <text:p>lxl7.9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.0259">
            <text:p>2.0259</text:p>
          </table:table-cell>
          <table:table-cell office:value-type="float" office:value="2.501">
            <text:p>2.501</text:p>
          </table:table-cell>
          <table:table-cell office:value-type="string">
            <text:p>lxl7.10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2.0143">
            <text:p>2.0143</text:p>
          </table:table-cell>
          <table:table-cell office:value-type="float" office:value="2.1865">
            <text:p>2.1865</text:p>
          </table:table-cell>
          <table:table-cell office:value-type="string">
            <text:p>lxl7.11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.9489">
            <text:p>1.9489</text:p>
          </table:table-cell>
          <table:table-cell office:value-type="float" office:value="2.3476">
            <text:p>2.3476</text:p>
          </table:table-cell>
          <table:table-cell office:value-type="string">
            <text:p>lxl7.12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.9182">
            <text:p>1.9182</text:p>
          </table:table-cell>
          <table:table-cell office:value-type="float" office:value="2.2881">
            <text:p>2.2881</text:p>
          </table:table-cell>
          <table:table-cell office:value-type="string">
            <text:p>lxl7.13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.9361">
            <text:p>1.9361</text:p>
          </table:table-cell>
          <table:table-cell office:value-type="float" office:value="2.0686">
            <text:p>2.0686</text:p>
          </table:table-cell>
          <table:table-cell office:value-type="string">
            <text:p>lxl7.14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.9591">
            <text:p>1.9591</text:p>
          </table:table-cell>
          <table:table-cell office:value-type="float" office:value="2.1173">
            <text:p>2.1173</text:p>
          </table:table-cell>
          <table:table-cell office:value-type="string">
            <text:p>lxl7.15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.9627">
            <text:p>1.9627</text:p>
          </table:table-cell>
          <table:table-cell office:value-type="float" office:value="2.0941">
            <text:p>2.0941</text:p>
          </table:table-cell>
          <table:table-cell office:value-type="string">
            <text:p>lxl7.16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2.0014">
            <text:p>2.0014</text:p>
          </table:table-cell>
          <table:table-cell office:value-type="float" office:value="2.0607">
            <text:p>2.0607</text:p>
          </table:table-cell>
          <table:table-cell office:value-type="string">
            <text:p>lxl7.17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.9985">
            <text:p>1.9985</text:p>
          </table:table-cell>
          <table:table-cell office:value-type="float" office:value="2.9977">
            <text:p>2.9977</text:p>
          </table:table-cell>
          <table:table-cell office:value-type="string">
            <text:p>lxl7.top</text:p>
          </table:table-cell>
          <table:table-cell/>
          <table:table-cell office:value-type="string">
            <text:p>lxl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number-columns-repeated="5"/>
        </table:table-row>
        <table:table-row table:style-name="ro2">
          <table:table-cell office:value-type="float" office:value="158">
            <text:p>158</text:p>
          </table:table-cell>
          <table:table-cell table:number-columns-repeated="5"/>
        </table:table-row>
        <table:table-row table:style-name="ro2">
          <table:table-cell office:value-type="float" office:value="159">
            <text:p>159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table:number-columns-repeated="5"/>
        </table:table-row>
        <table:table-row table:style-name="ro2">
          <table:table-cell office:value-type="float" office:value="161">
            <text:p>161</text:p>
          </table:table-cell>
          <table:table-cell table:number-columns-repeated="5"/>
        </table:table-row>
        <table:table-row table:style-name="ro2">
          <table:table-cell office:value-type="float" office:value="162">
            <text:p>162</text:p>
          </table:table-cell>
          <table:table-cell table:number-columns-repeated="5"/>
        </table:table-row>
        <table:table-row table:style-name="ro2">
          <table:table-cell office:value-type="float" office:value="163">
            <text:p>163</text:p>
          </table:table-cell>
          <table:table-cell table:number-columns-repeated="5"/>
        </table:table-row>
        <table:table-row table:style-name="ro2">
          <table:table-cell office:value-type="float" office:value="164">
            <text:p>164</text:p>
          </table:table-cell>
          <table:table-cell table:number-columns-repeated="5"/>
        </table:table-row>
        <table:table-row table:style-name="ro2">
          <table:table-cell office:value-type="float" office:value="165">
            <text:p>165</text:p>
          </table:table-cell>
          <table:table-cell table:number-columns-repeated="5"/>
        </table:table-row>
        <table:table-row table:style-name="ro2">
          <table:table-cell office:value-type="float" office:value="166">
            <text:p>166</text:p>
          </table:table-cell>
          <table:table-cell table:number-columns-repeated="5"/>
        </table:table-row>
        <table:table-row table:style-name="ro2">
          <table:table-cell office:value-type="float" office:value="167">
            <text:p>167</text:p>
          </table:table-cell>
          <table:table-cell table:number-columns-repeated="5"/>
        </table:table-row>
        <table:table-row table:style-name="ro2">
          <table:table-cell office:value-type="float" office:value="168">
            <text:p>168</text:p>
          </table:table-cell>
          <table:table-cell table:number-columns-repeated="5"/>
        </table:table-row>
        <table:table-row table:style-name="ro2">
          <table:table-cell office:value-type="float" office:value="169">
            <text:p>169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table:number-columns-repeated="5"/>
        </table:table-row>
        <table:table-row table:style-name="ro2">
          <table:table-cell office:value-type="float" office:value="171">
            <text:p>171</text:p>
          </table:table-cell>
          <table:table-cell table:number-columns-repeated="5"/>
        </table:table-row>
        <table:table-row table:style-name="ro2">
          <table:table-cell office:value-type="float" office:value="172">
            <text:p>172</text:p>
          </table:table-cell>
          <table:table-cell table:number-columns-repeated="5"/>
        </table:table-row>
        <table:table-row table:style-name="ro2">
          <table:table-cell office:value-type="float" office:value="173">
            <text:p>173</text:p>
          </table:table-cell>
          <table:table-cell table:number-columns-repeated="5"/>
        </table:table-row>
        <table:table-row table:style-name="ro2">
          <table:table-cell office:value-type="float" office:value="174">
            <text:p>174</text:p>
          </table:table-cell>
          <table:table-cell table:number-columns-repeated="5"/>
        </table:table-row>
        <table:table-row table:style-name="ro2">
          <table:table-cell office:value-type="float" office:value="175">
            <text:p>175</text:p>
          </table:table-cell>
          <table:table-cell table:number-columns-repeated="5"/>
        </table:table-row>
        <table:table-row table:style-name="ro2">
          <table:table-cell office:value-type="float" office:value="176">
            <text:p>176</text:p>
          </table:table-cell>
          <table:table-cell table:number-columns-repeated="5"/>
        </table:table-row>
        <table:table-row table:style-name="ro2">
          <table:table-cell office:value-type="float" office:value="177">
            <text:p>177</text:p>
          </table:table-cell>
          <table:table-cell table:number-columns-repeated="5"/>
        </table:table-row>
        <table:table-row table:style-name="ro2">
          <table:table-cell office:value-type="float" office:value="178">
            <text:p>178</text:p>
          </table:table-cell>
          <table:table-cell table:number-columns-repeated="5"/>
        </table:table-row>
        <table:table-row table:style-name="ro2">
          <table:table-cell office:value-type="float" office:value="179">
            <text:p>179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table:number-columns-repeated="5"/>
        </table:table-row>
        <table:table-row table:style-name="ro2">
          <table:table-cell office:value-type="float" office:value="181">
            <text:p>181</text:p>
          </table:table-cell>
          <table:table-cell table:number-columns-repeated="5"/>
        </table:table-row>
        <table:table-row table:style-name="ro2">
          <table:table-cell office:value-type="float" office:value="182">
            <text:p>182</text:p>
          </table:table-cell>
          <table:table-cell table:number-columns-repeated="5"/>
        </table:table-row>
        <table:table-row table:style-name="ro2">
          <table:table-cell office:value-type="float" office:value="183">
            <text:p>183</text:p>
          </table:table-cell>
          <table:table-cell table:number-columns-repeated="5"/>
        </table:table-row>
        <table:table-row table:style-name="ro2">
          <table:table-cell office:value-type="float" office:value="184">
            <text:p>184</text:p>
          </table:table-cell>
          <table:table-cell table:number-columns-repeated="5"/>
        </table:table-row>
        <table:table-row table:style-name="ro2">
          <table:table-cell office:value-type="float" office:value="185">
            <text:p>185</text:p>
          </table:table-cell>
          <table:table-cell table:number-columns-repeated="5"/>
        </table:table-row>
        <table:table-row table:style-name="ro2">
          <table:table-cell office:value-type="float" office:value="186">
            <text:p>186</text:p>
          </table:table-cell>
          <table:table-cell table:number-columns-repeated="5"/>
        </table:table-row>
        <table:table-row table:style-name="ro2">
          <table:table-cell office:value-type="float" office:value="187">
            <text:p>187</text:p>
          </table:table-cell>
          <table:table-cell table:number-columns-repeated="5"/>
        </table:table-row>
        <table:table-row table:style-name="ro2">
          <table:table-cell office:value-type="float" office:value="188">
            <text:p>188</text:p>
          </table:table-cell>
          <table:table-cell table:number-columns-repeated="5"/>
        </table:table-row>
        <table:table-row table:style-name="ro2">
          <table:table-cell office:value-type="float" office:value="189">
            <text:p>189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table:number-columns-repeated="5"/>
        </table:table-row>
        <table:table-row table:style-name="ro2">
          <table:table-cell office:value-type="float" office:value="191">
            <text:p>191</text:p>
          </table:table-cell>
          <table:table-cell table:number-columns-repeated="5"/>
        </table:table-row>
        <table:table-row table:style-name="ro2">
          <table:table-cell office:value-type="float" office:value="192">
            <text:p>192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1">11/08/2011</text:date>, <text:time>15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</meta:initial-creator>
    <meta:creation-date>2011-04-14T23:46:22</meta:creation-date>
    <dc:date>2011-08-11T15:53:00</dc:date>
    <dc:creator>Andrew MacDonald</dc:creator>
    <meta:editing-duration>PT04H55M45S</meta:editing-duration>
    <meta:editing-cycles>22</meta:editing-cycles>
    <meta:generator>OpenOffice.org/3.2$Linux OpenOffice.org_project/320m12$Build-9483</meta:generator>
    <meta:document-statistic meta:table-count="2" meta:cell-count="1756" meta:object-count="0"/>
  </office:meta>
</office:document-meta>
</file>